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ankenGrotesk" svg:font-family="HankenGrotesk, sans-serif"/>
    <style:font-face style:name="PT Serif" svg:font-family="'PT Serif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b879" officeooo:paragraph-rsid="0014b879"/>
    </style:style>
    <style:style style:name="P2" style:family="paragraph" style:parent-style-name="Standard">
      <style:text-properties fo:color="#000000" officeooo:rsid="00166516" officeooo:paragraph-rsid="00166516"/>
    </style:style>
    <style:style style:name="P3" style:family="paragraph" style:parent-style-name="Standard">
      <style:text-properties fo:color="#000000" fo:font-weight="bold" officeooo:rsid="00166516" officeooo:paragraph-rsid="00166516" style:font-weight-asian="bold" style:font-weight-complex="bold"/>
    </style:style>
    <style:style style:name="P4" style:family="paragraph" style:parent-style-name="Standard">
      <style:text-properties fo:color="#000000" fo:font-weight="normal" officeooo:rsid="00166516" officeooo:paragraph-rsid="00166516" style:font-weight-asian="normal" style:font-weight-complex="normal"/>
    </style:style>
    <style:style style:name="P5" style:family="paragraph" style:parent-style-name="Standard">
      <style:text-properties fo:color="#000000" fo:font-weight="normal" officeooo:rsid="0017bde4" officeooo:paragraph-rsid="0017bde4" style:font-weight-asian="normal" style:font-weight-complex="normal"/>
    </style:style>
    <style:style style:name="P6" style:family="paragraph" style:parent-style-name="Standard">
      <style:text-properties officeooo:paragraph-rsid="001377b9"/>
    </style:style>
    <style:style style:name="P7" style:family="paragraph" style:parent-style-name="Standard">
      <style:text-properties fo:font-weight="bold" officeooo:paragraph-rsid="001377b9" style:font-weight-asian="bold" style:font-weight-complex="bold"/>
    </style:style>
    <style:style style:name="T1" style:family="text">
      <style:text-properties fo:color="#000000" officeooo:rsid="001377b9" fo:background-color="#ffffff" loext:char-shading-value="0"/>
    </style:style>
    <style:style style:name="T2" style:family="text">
      <style:text-properties fo:color="#000000" fo:font-weight="normal" fo:background-color="#ffffff" loext:char-shading-value="0" style:font-weight-asian="normal" style:font-weight-complex="normal"/>
    </style:style>
    <style:style style:name="T3" style:family="text">
      <style:text-properties fo:color="#000000" fo:font-weight="normal" officeooo:rsid="001377b9" fo:background-color="#ffffff" loext:char-shading-value="0" style:font-weight-asian="normal" style:font-weight-complex="normal"/>
    </style:style>
    <style:style style:name="T4" style:family="text">
      <style:text-properties officeooo:rsid="001665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¿Quien nos financiará a nosotros?</text:span></text:p>
      <text:p text:style-name="P6"><text:span text:style-name="T3"/></text:p>
      <text:p text:style-name="Text_20_body"><text:span text:style-name="T2">La </text:span><text:span text:style-name="Strong_20_Emphasis"><text:span text:style-name="T2">entidad Marie Sklodowska-Curie</text:span></text:span><text:span text:style-name="T2"> es la organización que maneja estos fondos destinados a que los investigadores puedan mejorar su movilidad y</text:span><text:span text:style-name="Strong_20_Emphasis"><text:span text:style-name="T2"> participar en proyectos</text:span></text:span><text:span text:style-name="T2"> interdisciplinares e intersectoriales.</text:span></text:p>
      <text:p text:style-name="P1">La fundación FONADIS. <text:span text:style-name="T4">Esta institución financia proyectos concursables, vinculados a la tecnología para personas con distintas discapacidades.</text:span></text:p>
      <text:p text:style-name="P1"/>
      <text:p text:style-name="P3">¿A quien llevaríamos el proyecto?</text:p>
      <text:p text:style-name="P3"/>
      <text:p text:style-name="P4">Sobretodo a empresas dedicadas a la venta de dispositivos enfocados a la sordera, como por ejemplo GAES.</text:p>
      <text:p text:style-name="P4"/>
      <text:p text:style-name="P5">También podríamos tocar a la puerta a asociaciones dedicadas a la música, como por ejemplo</text:p>
      <text:p text:style-name="P5">Acción Social por la Música.</text:p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ankenGrotesk" svg:font-family="HankenGrotesk, sans-serif"/>
    <style:font-face style:name="PT Serif" svg:font-family="'PT Serif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9T11:08:47.214000000</meta:creation-date>
    <dc:date>2019-11-09T11:43:06.780000000</dc:date>
    <meta:editing-duration>PT3M48S</meta:editing-duration>
    <meta:editing-cycles>2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7" meta:word-count="91" meta:character-count="635" meta:non-whitespace-character-count="551"/>
  </office:meta>
</office:document-meta>
</file>